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UC.code2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3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Cod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Cod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office:value-type="string">
            <text:p>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office:value-type="string">
            <text:p>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6T23:35:36</dc:date>
    <dc:creator>Sridhar J</dc:creator>
    <meta:editing-duration>PT5S</meta:editing-duration>
    <meta:editing-cycles>17</meta:editing-cycles>
    <meta:generator>LibreOffice/3.5$Linux_x86 LibreOffice_project/350m1$Build-2</meta:generator>
    <meta:document-statistic meta:table-count="3" meta:cell-count="245" meta:object-count="0"/>
  </office:meta>
</office:document-meta>
</file>